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0a0946" officeooo:paragraph-rsid="0013f6b9" style:font-size-asian="18pt" style:font-size-complex="18pt"/>
    </style:style>
    <style:style style:name="P2" style:family="paragraph" style:parent-style-name="Standard">
      <style:text-properties fo:font-size="24pt" officeooo:rsid="000a0946" officeooo:paragraph-rsid="000a0946" style:font-size-asian="24pt" style:font-size-complex="24pt"/>
    </style:style>
    <style:style style:name="P3" style:family="paragraph" style:parent-style-name="Standard">
      <style:text-properties officeooo:paragraph-rsid="00169c7b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9c7b" officeooo:paragraph-rsid="001ca4a3" style:font-size-asian="24pt" style:font-size-complex="24pt"/>
    </style:style>
    <style:style style:name="P5" style:family="paragraph" style:parent-style-name="Preformatted_20_Text">
      <style:text-properties officeooo:paragraph-rsid="0013f6b9"/>
    </style:style>
    <style:style style:name="P6" style:family="paragraph" style:parent-style-name="Preformatted_20_Text">
      <style:text-properties officeooo:rsid="00187efe" officeooo:paragraph-rsid="00187efe"/>
    </style:style>
    <style:style style:name="P7" style:family="paragraph" style:parent-style-name="Preformatted_20_Text">
      <style:text-properties officeooo:paragraph-rsid="00187efe"/>
    </style:style>
    <style:style style:name="P8" style:family="paragraph" style:parent-style-name="Preformatted_20_Text">
      <style:text-properties fo:font-size="20pt" officeooo:rsid="00187efe" officeooo:paragraph-rsid="00187efe" style:font-size-asian="20pt" style:font-size-complex="20pt"/>
    </style:style>
    <style:style style:name="P9" style:family="paragraph" style:parent-style-name="Preformatted_20_Text">
      <style:text-properties fo:font-size="24pt" officeooo:rsid="00187efe" officeooo:paragraph-rsid="00187efe" style:font-size-asian="24pt" style:font-size-complex="24pt"/>
    </style:style>
    <style:style style:name="P10" style:family="paragraph" style:parent-style-name="Preformatted_20_Text">
      <style:text-properties officeooo:rsid="00196791" officeooo:paragraph-rsid="00196791"/>
    </style:style>
    <style:style style:name="P11" style:family="paragraph" style:parent-style-name="Preformatted_20_Text">
      <style:text-properties officeooo:paragraph-rsid="001ca4a3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9c7b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87efe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b30c3" style:font-size-asian="24pt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a4a3" style:font-size-asian="24pt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9c7b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87efe" style:font-name-asian="Liberation Mono" style:font-size-asian="24pt" style:font-name-complex="Liberation Mono" style:font-size-complex="24pt"/>
    </style:style>
    <style:style style:name="T10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a4a3" style:font-name-asian="Liberation Mono" style:font-size-asian="24pt" style:font-name-complex="Liberation Mono" style:font-size-complex="24pt"/>
    </style:style>
    <style:style style:name="T1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d7b85" style:font-name-asian="Liberation Mono" style:font-size-asian="24pt" style:font-name-complex="Liberation Mono" style:font-size-complex="24pt"/>
    </style:style>
    <style:style style:name="T12" style:family="text">
      <style:text-properties fo:font-variant="normal" fo:text-transform="none" fo:color="#212121" loext:opacity="100%" style:font-name="Roboto Mono" fo:font-size="10.5pt" fo:letter-spacing="normal" fo:font-style="normal" fo:font-weight="normal" style:font-size-asian="10.5pt" style:font-size-complex="10.5pt"/>
    </style:style>
    <style:style style:name="T13" style:family="text">
      <style:text-properties fo:font-variant="normal" fo:text-transform="none" fo:color="#212121" loext:opacity="100%" style:font-name="Roboto Mono" fo:letter-spacing="normal" fo:font-style="normal" fo:font-weight="normal"/>
    </style:style>
    <style:style style:name="T14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15" style:family="text">
      <style:text-properties fo:font-variant="normal" fo:text-transform="none" fo:color="#212121" loext:opacity="100%" style:font-name="Roboto Mono" fo:letter-spacing="normal" fo:font-style="normal" fo:font-weight="normal" officeooo:rsid="001b30c3" style:font-name-asian="Liberation Mono" style:font-name-complex="Liberation Mono"/>
    </style:style>
    <style:style style:name="T16" style:family="text">
      <style:text-properties fo:font-variant="normal" fo:text-transform="none" fo:color="#212121" loext:opacity="100%" style:font-name="Roboto Mono" fo:letter-spacing="normal" fo:font-style="normal" fo:font-weight="normal" officeooo:rsid="001ca4a3" style:font-name-asian="Liberation Mono" style:font-name-complex="Liberation Mono"/>
    </style:style>
    <style:style style:name="T17" style:family="text">
      <style:text-properties fo:font-variant="normal" fo:text-transform="none" fo:color="#212121" loext:opacity="100%" style:font-name="Roboto Mono" fo:letter-spacing="normal" fo:font-style="normal" fo:font-weight="normal" officeooo:rsid="001b30c3"/>
    </style:style>
    <style:style style:name="T18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187efe" style:font-name-asian="Liberation Mono" style:font-size-asian="20pt" style:font-name-complex="Liberation Mono" style:font-size-complex="20pt"/>
    </style:style>
    <style:style style:name="T19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196791" style:font-name-asian="Liberation Mono" style:font-size-asian="20pt" style:font-name-complex="Liberation Mono" style:font-size-complex="20pt"/>
    </style:style>
    <style:style style:name="T20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1b30c3" style:font-name-asian="Liberation Mono" style:font-size-asian="20pt" style:font-name-complex="Liberation Mono" style:font-size-complex="20pt"/>
    </style:style>
    <style:style style:name="T2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87efe" style:font-name-asian="Liberation Mono" style:font-size-asian="18pt" style:font-name-complex="Liberation Mono" style:font-size-complex="18pt"/>
    </style:style>
    <style:style style:name="T2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96791" style:font-name-asian="Liberation Mono" style:font-size-asian="18pt" style:font-name-complex="Liberation Mono" style:font-size-complex="18pt"/>
    </style:style>
    <style:style style:name="T23" style:family="text">
      <style:text-properties fo:font-variant="normal" fo:text-transform="none" fo:color="#212121" loext:opacity="100%" style:text-position="super 58%" style:font-name="Roboto Mono" fo:font-size="24pt" fo:letter-spacing="normal" fo:font-style="normal" fo:font-weight="normal" officeooo:rsid="001ca4a3" style:font-name-asian="Liberation Mono" style:font-size-asian="24pt" style:font-name-complex="Liberation Mono" style:font-size-complex="24pt"/>
    </style:style>
    <style:style style:name="T24" style:family="text">
      <style:text-properties fo:font-variant="normal" fo:text-transform="none" fo:color="#212121" loext:opacity="100%" style:text-position="super 58%" style:font-name="Roboto Mono" fo:font-size="24pt" fo:letter-spacing="normal" fo:font-style="normal" fo:font-weight="normal" officeooo:rsid="001d7b85" style:font-name-asian="Liberation Mono" style:font-size-asian="24pt" style:font-name-complex="Liberation Mono" style:font-size-complex="24pt"/>
    </style:style>
    <style:style style:name="T25" style:family="text">
      <style:text-properties fo:font-size="36pt" officeooo:rsid="00187efe" style:font-size-asian="36pt" style:font-size-complex="36pt"/>
    </style:style>
    <style:style style:name="T26" style:family="text">
      <style:text-properties fo:font-size="36pt" officeooo:rsid="00169c7b" style:font-size-asian="36pt" style:font-size-complex="36pt"/>
    </style:style>
    <style:style style:name="T27" style:family="text">
      <style:text-properties officeooo:rsid="001b30c3"/>
    </style:style>
    <style:style style:name="T28" style:family="text">
      <style:text-properties officeooo:rsid="001ca4a3"/>
    </style:style>
    <style:style style:name="T29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5">Don McLean</text:span><text:span text:style-name="T26"> – </text:span><text:span text:style-name="T25">American Pie</text:span></text:p>
      <text:p text:style-name="P2"/>
      <text:p text:style-name="P5"><text:span text:style-name="T2">[</text:span><text:span text:style-name="T8">Intro </text:span><text:span text:style-name="T11">and after 4</text:span><text:span text:style-name="T24">th</text:span><text:span text:style-name="T11"> verse</text:span><text:span text:style-name="T2">] </text:span></text:p>
      <text:p text:style-name="P6"><text:span text:style-name="T3">G </text:span><text:span text:style-name="T1">D/F# em | am C | em D</text:span></text:p>
      <text:p text:style-name="P6"><text:span text:style-name="T3">G </text:span><text:span text:style-name="T1">D/F# em | am C | em C | D </text:span></text:p>
      <text:p text:style-name="P7"><text:span text:style-name="T4">em </text:span><text:span text:style-name="T9">am | em am | C G/B am | am7 D</text:span></text:p>
      <text:p text:style-name="P7"><text:span text:style-name="T21">G D/F# em | </text:span><text:span text:style-name="T22">am7</text:span><text:span text:style-name="T21"> D | G </text:span><text:span text:style-name="T22">D/F# em </text:span><text:span text:style-name="T21">| </text:span><text:span text:style-name="T22">C D | G | G</text:span><text:span text:style-name="T4"> </text:span></text:p>
      <text:p text:style-name="P1"><text:s/></text:p>
      <text:p text:style-name="P7"><text:span text:style-name="T2">[</text:span><text:span text:style-name="T8">Chorus</text:span><text:span text:style-name="T2">] </text:span></text:p>
      <text:p text:style-name="P6"><text:span text:style-name="T3">G </text:span><text:span text:style-name="T1">C | G D | G C | G D</text:span></text:p>
      <text:p text:style-name="P6"><text:span text:style-name="T1">G C | G D | em | A | em | <text:s/>D | D</text:span></text:p>
      <text:p text:style-name="P6"><text:span text:style-name="T1"/></text:p>
      <text:p text:style-name="P7"><text:span text:style-name="T4">[Verse] </text:span><text:span text:style-name="T10">1</text:span><text:span text:style-name="T23">st</text:span><text:span text:style-name="T10">,</text:span><text:span text:style-name="T11"> 2</text:span><text:span text:style-name="T24">nd</text:span><text:span text:style-name="T11">, 3</text:span><text:span text:style-name="T24">rd</text:span><text:span text:style-name="T11">, 4</text:span><text:span text:style-name="T24">th</text:span><text:span text:style-name="T11"> </text:span><text:span text:style-name="T10"><text:s/></text:span></text:p>
      <text:p text:style-name="P6"><text:span text:style-name="T1">G | am | C | am | em | D | D </text:span></text:p>
      <text:p text:style-name="P8"><text:span text:style-name="T17">G D/F# </text:span><text:span text:style-name="T13">em </text:span><text:span text:style-name="T17">| </text:span><text:span text:style-name="T13">am | C | em | A7 | D6</text:span><text:span text:style-name="T14"> | D</text:span></text:p>
      <text:p text:style-name="P7"><text:span text:style-name="T18">em | D | em | D | </text:span><text:span text:style-name="T20">C</text:span><text:span text:style-name="T18"> G/B | A7 | C | D</text:span></text:p>
      <text:p text:style-name="P11"><text:span text:style-name="T9">G D/F# | em | am | </text:span><text:span text:style-name="T10">C | G D/F# | em</text:span></text:p>
      <text:p text:style-name="P11"><text:span text:style-name="T10">C | D7 | G C | G D7</text:span><text:span text:style-name="T9"> </text:span></text:p>
      <text:p text:style-name="P4"/>
      <text:p text:style-name="P10"><text:span text:style-name="T2">[</text:span><text:span text:style-name="T1">Coda]</text:span></text:p>
      <text:p text:style-name="P10"><text:span text:style-name="T1">G D/F# em | am | em7 D | D</text:span></text:p>
      <text:p text:style-name="P10"><text:span text:style-name="T1">G D/F# em G/B | am G/B C</text:span></text:p>
      <text:p text:style-name="P10"><text:span text:style-name="T1">em C | D | em am | em am</text:span></text:p>
      <text:p text:style-name="P10"><text:span text:style-name="T1">C G/B | am | em D | G D/F# em G/D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3-12-11T22:27:28.737058646</dc:date>
    <meta:editing-duration>PT49M32S</meta:editing-duration>
    <meta:editing-cycles>12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21" meta:word-count="197" meta:character-count="540" meta:non-whitespace-character-count="352"/>
  </office:meta>
</office:document-meta>
</file>